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0pt" fo:language="zxx" fo:country="none" officeooo:rsid="00111916" officeooo:paragraph-rsid="00111916" style:font-size-asian="17.5pt" style:language-asian="zxx" style:country-asian="none" style:font-size-complex="20pt" style:language-complex="zxx" style:country-complex="none"/>
    </style:style>
    <style:style style:name="P2" style:family="paragraph" style:parent-style-name="Standard">
      <style:text-properties style:font-name="Arial" fo:font-size="12pt" fo:language="zxx" fo:country="none" officeooo:rsid="001152d5" officeooo:paragraph-rsid="001152d5" style:font-size-asian="12pt" style:language-asian="zxx" style:country-asian="none" style:font-size-complex="12pt" style:language-complex="zxx" style:country-complex="none"/>
    </style:style>
    <style:style style:name="P3" style:family="paragraph" style:parent-style-name="Standard">
      <style:text-properties style:font-name="Arial" fo:font-size="12pt" fo:language="zxx" fo:country="none" officeooo:rsid="0011d8d1" officeooo:paragraph-rsid="0011d8d1" style:font-size-asian="12pt" style:language-asian="zxx" style:country-asian="none" style:font-size-complex="12pt" style:language-complex="zxx" style:country-complex="none"/>
    </style:style>
    <style:style style:name="P4" style:family="paragraph" style:parent-style-name="Standard">
      <style:text-properties style:font-name="Arial" fo:font-size="12pt" fo:language="zxx" fo:country="none" officeooo:rsid="0016413d" officeooo:paragraph-rsid="0016413d" style:font-size-asian="12pt" style:language-asian="zxx" style:country-asian="none" style:font-size-complex="12pt" style:language-complex="zxx" style:country-complex="none"/>
    </style:style>
    <style:style style:name="P5" style:family="paragraph" style:parent-style-name="Standard">
      <style:text-properties style:font-name="Arial" fo:font-size="12pt" fo:language="zxx" fo:country="none" officeooo:rsid="00179e41" officeooo:paragraph-rsid="00179e41" style:font-size-asian="12pt" style:language-asian="zxx" style:country-asian="none" style:font-size-complex="12pt" style:language-complex="zxx" style:country-complex="none"/>
    </style:style>
    <style:style style:name="T1" style:family="text">
      <style:text-properties officeooo:rsid="001631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ysik</text:p>
      <text:p text:style-name="P2">22.03.29</text:p>
      <text:p text:style-name="P2"/>
      <text:p text:style-name="P3"><text:span text:style-name="T1">W</text:span>ie fährt das Schiff?</text:p>
      <text:p text:style-name="P3"/>
      <text:p text:style-name="P4">Klausur:</text:p>
      <text:p text:style-name="P4">Vektoren</text:p>
      <text:p text:style-name="P4">Kräfte</text:p>
      <text:p text:style-name="P5">Auftrieb</text:p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9T15:30:34.874000000</dc:date>
    <meta:editing-duration>PT1H42M15S</meta:editing-duration>
    <meta:editing-cycles>8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7" meta:word-count="10" meta:character-count="65" meta:non-whitespace-character-count="62"/>
  </office:meta>
</office:document-meta>
</file>